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ardwar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lanter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s 1m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 70x70x2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s M6 (pack of 2)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screws (bag of 12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plant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2:37:06.165722000</meta:creation-date>
    <dc:date>2014-08-07T22:46:01.166837000</dc:date>
    <meta:editing-duration>P0D</meta:editing-duration>
    <meta:editing-cycles>1</meta:editing-cycles>
    <meta:document-statistic meta:table-count="2" meta:cell-count="22" meta:object-count="0"/>
    <meta:generator>LibreOffice/4.2.5.2$MacOSX_x86 LibreOffice_project/61cb170a04bb1f12e77c884eab9192be736ec5f5</meta:generator>
  </office:meta>
</office:document-meta>
</file>